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Preformatted_20_Text" style:list-style-name="L2">
      <style:paragraph-properties fo:padding="0.049cm" fo:border="0.06pt solid #d9d9e3"/>
      <style:text-properties loext:padding="0.049cm" loext:border="0.06pt solid #d9d9e3"/>
    </style:style>
    <style:style style:name="P2" style:family="paragraph" style:parent-style-name="Preformatted_20_Text" style:list-style-name="L2">
      <style:paragraph-properties fo:margin-top="0cm" fo:margin-bottom="0.499cm" style:contextual-spacing="false" fo:padding="0.049cm" fo:border="0.06pt solid #d9d9e3"/>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a8faa" officeooo:paragraph-rsid="001a8faa" style:font-weight-asian="bold" style:font-weight-complex="bold"/>
    </style:style>
    <style:style style:name="P5" style:family="paragraph" style:parent-style-name="Standard">
      <style:text-properties fo:font-weight="bold" officeooo:rsid="001a8faa" officeooo:paragraph-rsid="001c54ac" style:font-weight-asian="bold" style:font-weight-complex="bold"/>
    </style:style>
    <style:style style:name="P6" style:family="paragraph" style:parent-style-name="Standard">
      <style:text-properties fo:font-weight="bold" officeooo:paragraph-rsid="001c54ac" style:font-weight-asian="bold" style:font-weight-complex="bold"/>
    </style:style>
    <style:style style:name="P7" style:family="paragraph" style:parent-style-name="Standard">
      <style:text-properties fo:font-weight="bold" officeooo:rsid="001c54ac" officeooo:paragraph-rsid="001c54ac"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rsid="001a8faa" officeooo:paragraph-rsid="001a8faa" style:font-weight-asian="normal" style:font-weight-complex="normal"/>
    </style:style>
    <style:style style:name="P10" style:family="paragraph" style:parent-style-name="Standard">
      <style:text-properties fo:font-weight="normal" officeooo:rsid="001a8faa" officeooo:paragraph-rsid="001d2b4d" style:font-weight-asian="normal" style:font-weight-complex="normal"/>
    </style:style>
    <style:style style:name="P11" style:family="paragraph" style:parent-style-name="Standard">
      <style:text-properties officeooo:paragraph-rsid="001c54ac"/>
    </style:style>
    <style:style style:name="P12" style:family="paragraph" style:parent-style-name="Text_20_body">
      <style:paragraph-properties fo:padding="0.049cm" fo:border="0.06pt solid #d9d9e3"/>
    </style:style>
    <style:style style:name="P13" style:family="paragraph" style:parent-style-name="Text_20_body">
      <style:text-properties fo:font-weight="bold" officeooo:rsid="001a8faa" officeooo:paragraph-rsid="001d2b4d" style:font-weight-asian="bold" style:font-weight-complex="bold"/>
    </style:style>
    <style:style style:name="P14" style:family="paragraph" style:parent-style-name="Text_20_body" style:list-style-name="L2">
      <style:paragraph-properties fo:margin-top="0cm" fo:margin-bottom="0cm" style:contextual-spacing="false" fo:padding="0.049cm" fo:border="0.06pt solid #d9d9e3"/>
    </style:style>
    <style:style style:name="P15" style:family="paragraph" style:parent-style-name="Text_20_body" style:list-style-name="L2">
      <style:paragraph-properties fo:padding="0.049cm" fo:border="0.06pt solid #d9d9e3"/>
    </style:style>
    <style:style style:name="T1" style:family="text">
      <style:text-properties fo:font-weight="normal" style:font-weight-asian="normal" style:font-weight-complex="normal"/>
    </style:style>
    <style:style style:name="T2" style:family="text">
      <style:text-properties loext:padding="0.049cm" loext:border="0.06pt solid #d9d9e3"/>
    </style:style>
    <style:style style:name="T3" style:family="text">
      <style:text-properties fo:font-weight="bold" style:font-weight-asian="bold" style:font-weight-complex="bold" loext:padding="0.049cm" loext:border="0.06pt solid #d9d9e3"/>
    </style:style>
    <style:style style:name="T4" style:family="text">
      <style:text-properties officeooo:rsid="001dfa18"/>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ara crear una nueva clave SSH en un sistema Linux para conectarte a GitHub, sigue estos pasos:</text:p>
      <text:list xml:id="list380557199" text:style-name="L2">
        <text:list-item>
          <text:p text:style-name="P15"><text:span text:style-name="Strong_20_Emphasis"><text:span text:style-name="T2">Abrir la Terminal</text:span></text:span>: Abre la terminal de tu sistema Linux.</text:p>
        </text:list-item>
        <text:list-item>
          <text:p text:style-name="P15"><text:span text:style-name="Strong_20_Emphasis"><text:span text:style-name="T2">Generar una Nueva Clave SSH</text:span></text:span>: Utiliza el siguiente comando para generar una nueva clave SSH, reemplazando "<text:span text:style-name="Source_20_Text"><text:span text:style-name="T2">tu_email@example.com</text:span></text:span>" con tu dirección de correo electrónico asociada a tu cuenta de GitHub:</text:p>
          <text:p text:style-name="P2"><text:span text:style-name="Source_20_Text"><text:span text:style-name="T3">ssh-keygen -t rsa -b 4096 -C "tu_email@example.com"</text:span></text:span></text:p>
          <text:p text:style-name="P15">Te pedirá que especifiques la ubicación del archivo donde se guardará la clave. Puedes simplemente presionar Enter para aceptar la ubicación predeterminada (<text:span text:style-name="Source_20_Text"><text:span text:style-name="T2">~/.ssh/id_rsa</text:span></text:span>).</text:p>
        </text:list-item>
        <text:list-item>
          <text:p text:style-name="P15"><text:span text:style-name="Strong_20_Emphasis"><text:span text:style-name="T2">Guardar la Clave SSH con una Frase de Seguridad</text:span></text:span> (opcional): Por seguridad, es recomendable establecer una frase de contraseña para la clave SSH cuando te lo pida el comando <text:span text:style-name="Source_20_Text"><text:span text:style-name="T2">ssh-keygen</text:span></text:span>. Si no deseas una frase de contraseña, solo presiona Enter para omitir.</text:p>
        </text:list-item>
        <text:list-item>
          <text:p text:style-name="P15"><text:span text:style-name="Strong_20_Emphasis"><text:span text:style-name="T2">Iniciar el Agente SSH en el Background</text:span></text:span>: Ejecuta el siguiente comando para asegurarte de que el agente SSH está funcionando:</text:p>
          <text:p text:style-name="P2"><text:span text:style-name="Source_20_Text"><text:span text:style-name="T2">eval "$(ssh-agent -s)"</text:span></text:span></text:p>
        </text:list-item>
        <text:list-item>
          <text:p text:style-name="P15"><text:span text:style-name="Strong_20_Emphasis"><text:span text:style-name="T2">Agregar la Clave SSH al ssh-agent</text:span></text:span>: Agrega tu nueva clave SSH al <text:span text:style-name="Source_20_Text"><text:span text:style-name="T2">ssh-agent</text:span></text:span> ejecutando:</text:p>
          <text:p text:style-name="P2"><text:span text:style-name="Source_20_Text"><text:span text:style-name="T2">ssh-add ~/.ssh/id_rsa</text:span></text:span></text:p>
          <text:p text:style-name="P15">Si estableciste una frase de contraseña, te pedirá que la introduzcas.</text:p>
        </text:list-item>
        <text:list-item>
          <text:p text:style-name="P15"><text:span text:style-name="Strong_20_Emphasis"><text:span text:style-name="T2">Copiar la Clave SSH al Portapapeles</text:span></text:span>: Para copiar tu clave pública SSH al portapapeles, usa el comando <text:span text:style-name="Source_20_Text"><text:span text:style-name="T2">xclip</text:span></text:span> o simplemente muestra el contenido y cópialo manualmente. Si tienes <text:span text:style-name="Source_20_Text"><text:span text:style-name="T2">xclip</text:span></text:span> instalado, ejecuta:</text:p>
          <text:p text:style-name="P2"><text:span text:style-name="Source_20_Text"><text:span text:style-name="T2">xclip -selection clipboard &lt; ~/.ssh/id_rsa.pub</text:span></text:span></text:p>
          <text:p text:style-name="P15">Si no tienes <text:span text:style-name="Source_20_Text"><text:span text:style-name="T2">xclip</text:span></text:span>, puedes instalarlo con <text:span text:style-name="Source_20_Text"><text:span text:style-name="T2">sudo apt-get install xclip</text:span></text:span> o simplemente mostrar el contenido con <text:span text:style-name="Source_20_Text"><text:span text:style-name="T2">cat</text:span></text:span> y copiarlo manualmente:</text:p>
          <text:p text:style-name="P1">shCopy code</text:p>
          <text:p text:style-name="P2"><text:span text:style-name="Source_20_Text"><text:span text:style-name="T2">cat ~/.ssh/id_rsa.pub</text:span></text:span></text:p>
          <text:p text:style-name="P15">Copia el contenido que se muestra en la terminal.</text:p>
        </text:list-item>
      </text:list>
      <text:p text:style-name="P12"/>
      <text:p text:style-name="P12"/>
      <text:p text:style-name="P12"/>
      <text:list xml:id="list121940322404761" text:continue-numbering="true" text:style-name="L2">
        <text:list-item>
          <text:p text:style-name="P15"><text:soft-page-break/><text:span text:style-name="Strong_20_Emphasis"><text:span text:style-name="T2">Agregar la Clave SSH a tu Cuenta de GitHub</text:span></text:span>:</text:p>
          <text:list>
            <text:list-item>
              <text:p text:style-name="P14">Ve a <text:a xlink:type="simple" xlink:href="https://github.com/" office:target-frame-name="_new" xlink:show="replace" text:style-name="Internet_20_link" text:visited-style-name="Visited_20_Internet_20_Link"><text:span text:style-name="T2">GitHub</text:span></text:a> y entra en tu cuenta.</text:p>
            </text:list-item>
            <text:list-item>
              <text:p text:style-name="P14">Haz clic en tu foto de perfil en la esquina superior derecha y luego en <text:span text:style-name="Strong_20_Emphasis"><text:span text:style-name="T2">Settings</text:span></text:span>.</text:p>
            </text:list-item>
            <text:list-item>
              <text:p text:style-name="P14">En la barra lateral izquierda, haz clic en <text:span text:style-name="Strong_20_Emphasis"><text:span text:style-name="T2">SSH and GPG keys</text:span></text:span>.</text:p>
            </text:list-item>
            <text:list-item>
              <text:p text:style-name="P14">Haz clic en el botón <text:span text:style-name="Strong_20_Emphasis"><text:span text:style-name="T2">New SSH key</text:span></text:span> o <text:span text:style-name="Strong_20_Emphasis"><text:span text:style-name="T2">Add SSH key</text:span></text:span>.</text:p>
            </text:list-item>
            <text:list-item>
              <text:p text:style-name="P14">En el campo "Title", añade un descriptor para la nueva clave, como "Clave SSH personal Linux".</text:p>
            </text:list-item>
            <text:list-item>
              <text:p text:style-name="P14">Pega tu clave pública SSH en el campo "Key".</text:p>
            </text:list-item>
            <text:list-item>
              <text:p text:style-name="P15">Haz clic en <text:span text:style-name="Strong_20_Emphasis"><text:span text:style-name="T2">Add SSH key</text:span></text:span> para guardar la nueva clave.</text:p>
            </text:list-item>
          </text:list>
        </text:list-item>
      </text:list>
      <text:p text:style-name="P3"/>
      <text:p text:style-name="P3"/>
      <text:p text:style-name="P3"/>
      <text:p text:style-name="P3"/>
      <text:p text:style-name="P3">Instrucciones para <text:span text:style-name="T4">subir el trabajo</text:span>:</text:p>
      <text:p text:style-name="Standard">Antes de comenzar a trabajar, cada estudiante debería:</text:p>
      <text:p text:style-name="Standard"/>
      <text:p text:style-name="P3">Asegurarse de que están trabajando con la versión más reciente del repositorio:</text:p>
      <text:p text:style-name="Standard"/>
      <text:p text:style-name="Standard">git checkout main <text:s/># o 'master' si es el caso</text:p>
      <text:p text:style-name="Standard">git pull origin main</text:p>
      <text:p text:style-name="Standard"/>
      <text:p text:style-name="Standard"/>
      <text:p text:style-name="P3">Crear una nueva rama con su nombre o algún identificador único:</text:p>
      <text:p text:style-name="Standard"/>
      <text:p text:style-name="Standard">git checkout -b nombre-del-estudiante</text:p>
      <text:p text:style-name="Standard"/>
      <text:p text:style-name="Standard">Por ejemplo, si un estudiante se llama Juan García, podría usar algo como juan-garcia como el nombre de la rama.</text:p>
      <text:p text:style-name="Standard"/>
      <text:p text:style-name="P7">Asegurarse que estais en vuestra rama:<text:line-break/><text:line-break/><text:span text:style-name="T1">git branch</text:span></text:p>
      <text:p text:style-name="Standard"/>
      <text:p text:style-name="P3">Hacer sus cambios, agregar archivos, realizar commits, etc.</text:p>
      <text:p text:style-name="Standard"/>
      <text:p text:style-name="Standard">git add .</text:p>
      <text:p text:style-name="Standard">git commit -m "Descripción de lo que ha sido añadido o modificado"</text:p>
      <text:p text:style-name="Standard"/>
      <text:p text:style-name="Standard"/>
      <text:p text:style-name="P3">Antes de hacer push, es una buena práctica hacer otro pull para asegurarse de que su rama local está actualizada con el repositorio remoto (en caso de que se hayan hecho cambios en main mientras trabajaban):</text:p>
      <text:p text:style-name="Standard"/>
      <text:p text:style-name="Standard">git pull origin main <text:s/># Esto puede ser necesario si el main ha cambiado</text:p>
      <text:p text:style-name="Standard"/>
      <text:p text:style-name="Standard"/>
      <text:p text:style-name="P3">Para cambiar el remoto origin al formato SSH, utiliza este comando:</text:p>
      <text:p text:style-name="P3"/>
      <text:p text:style-name="P8"><text:soft-page-break/>git remote set-url origin <text:a xlink:type="simple" xlink:href="mailto:git@github.com" text:style-name="Internet_20_link" text:visited-style-name="Visited_20_Internet_20_Link">git@github.com</text:a>:profeCalamot/ASIC1_M5.git</text:p>
      <text:p text:style-name="P8"/>
      <text:p text:style-name="P4"/>
      <text:p text:style-name="P6">Finalmente, hacer push de su rama al repositorio remoto:</text:p>
      <text:p text:style-name="P11"/>
      <text:p text:style-name="P11">git push -u origin nombre-del-estudiante</text:p>
      <text:p text:style-name="P11"/>
      <text:p text:style-name="P5">La opción -u establece el upstream para la rama, lo que significa que en futuros push, pueden simplemente escribir git push y Git sabrá a qué rama remota hacer push.</text:p>
      <text:p text:style-name="P4"/>
      <text:p text:style-name="P4"/>
      <text:p text:style-name="P4"/>
      <text:p text:style-name="P4"/>
      <text:p text:style-name="P4"/>
      <text:p text:style-name="P4"/>
      <text:p text:style-name="P4"/>
      <text:p text:style-name="P4"><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11:59:29.219408122</meta:creation-date>
    <meta:generator>LibreOffice/7.4.7.2$Linux_X86_64 LibreOffice_project/40$Build-2</meta:generator>
    <dc:date>2023-11-09T12:19:39.598306769</dc:date>
    <meta:editing-duration>PT20M7S</meta:editing-duration>
    <meta:editing-cycles>8</meta:editing-cycles>
    <meta:document-statistic meta:table-count="0" meta:image-count="0" meta:object-count="0" meta:page-count="3" meta:paragraph-count="45" meta:word-count="570" meta:character-count="3389" meta:non-whitespace-character-count="2873"/>
  </office:meta>
</office:document-meta>
</file>